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Arial" svg:font-family="Arial"/>
    <style:font-face style:name="Calibri" svg:font-family="Calibri"/>
    <style:font-face style:name="Times New Roman" svg:font-family="'Times New Roman'"/>
    <style:font-face style:name="Arial2" svg:font-family="Arial" style:font-pitch="variable"/>
    <style:font-face style:name="Calibri1" svg:font-family="Calibri"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Linux Libertine G" svg:font-family="'Linux Libertine G'" style:font-pitch="variable"/>
    <style:font-face style:name="Times New Roman1" svg:font-family="'Times New Roman'"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nux Libertine G1" svg:font-family="'Linux Libertine G'"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3" style:family="graphic">
      <style:graphic-properties style:protect="size"/>
    </style:style>
    <style:style style:name="pr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15%" fo:text-align="start" fo:text-indent="0cm" style:writing-mode="lr-tb"/>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style:paragraph-properties fo:margin-left="0.97cm" fo:margin-right="0cm" fo:margin-top="0cm" fo:margin-bottom="0cm" fo:line-height="100%" fo:text-align="start" fo:text-indent="0cm" style:writing-mode="lr-tb">
        <style:tab-stops>
          <style:tab-stop style:position="0cm"/>
        </style:tab-stops>
      </style:paragraph-properties>
    </style:style>
    <style:style style:name="P5" style:family="paragraph">
      <style:paragraph-properties fo:margin-left="0.97cm" fo:margin-right="0cm" fo:margin-top="0cm" fo:margin-bottom="0cm" fo:line-height="100%" fo:text-align="center" fo:text-indent="0cm" style:writing-mode="lr-tb">
        <style:tab-stops>
          <style:tab-stop style:position="0cm"/>
        </style:tab-stops>
      </style:paragraph-properties>
    </style:style>
    <style:style style:name="P6" style:family="paragraph">
      <style:paragraph-properties fo:margin-left="0.115cm" fo:margin-right="0cm" fo:margin-top="0cm" fo:margin-bottom="0cm" fo:line-height="100%" fo:text-align="center" fo:text-indent="0cm" style:writing-mode="lr-tb">
        <style:tab-stops>
          <style:tab-stop style:position="0cm"/>
        </style:tab-stops>
      </style:paragraph-properties>
    </style:style>
    <style:style style:name="P7" style:family="paragraph">
      <style:paragraph-properties fo:margin-left="0cm" fo:margin-right="0cm" fo:margin-top="0.635cm" fo:margin-bottom="0cm" fo:line-height="100%" fo:text-align="start" fo:text-indent="0cm" style:writing-mode="lr-tb">
        <style:tab-stops>
          <style:tab-stop style:position="0cm"/>
        </style:tab-stops>
      </style:paragraph-properties>
    </style:style>
    <style:style style:name="P8" style:family="paragraph">
      <loext:graphic-properties draw:fill="none" draw:fill-color="#ffffff"/>
      <style:paragraph-properties fo:margin-left="1.27cm" fo:margin-right="0cm" fo:margin-top="0.127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10" style:family="paragraph">
      <loext:graphic-properties draw:fill="none" draw:fill-color="#ffffff"/>
      <style:paragraph-properties fo:text-align="start" style:font-independent-line-spacing="true"/>
      <style:text-properties fo:font-size="18pt" style:font-size-asian="14pt" style:font-size-complex="14pt"/>
    </style:style>
    <style:style style:name="T1"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normal" style:font-name-asian="Times New Roman" style:font-size-asian="40pt" style:font-style-asian="normal" style:font-weight-asian="normal" style:font-name-complex="Times New Roman" style:font-size-complex="4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imes New Roman" fo:font-size="76pt" fo:letter-spacing="normal" fo:font-style="normal" style:text-underline-style="none" fo:font-weight="normal" style:font-name-asian="Times New Roman" style:font-size-asian="76pt" style:font-style-asian="normal" style:font-weight-asian="normal" style:font-name-complex="Times New Roman" style:font-size-complex="7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imes New Roman" fo:font-size="56pt" fo:letter-spacing="normal" fo:font-style="normal" style:text-underline-style="none" fo:font-weight="normal" style:font-name-asian="Times New Roman" style:font-size-asian="56pt" style:font-style-asian="normal" style:font-weight-asian="normal" style:font-name-complex="Times New Roman" style:font-size-complex="5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 fo:font-size="48pt" fo:letter-spacing="normal" fo:font-style="normal" style:text-underline-style="none" fo:font-weight="normal" style:font-name-asian="Times New Roman" style:font-size-asian="48pt" style:font-style-asian="normal" style:font-weight-asian="normal" style:font-name-complex="Times New Roman" style:font-size-complex="48pt" style:font-style-complex="normal" style:font-weight-complex="normal"/>
    </style:style>
    <style:style style:name="T5" style:family="text">
      <style:text-properties fo:font-variant="normal" fo:text-transform="none" fo:color="#262626" style:text-line-through-style="none" style:text-line-through-type="none" style:text-position="0% 100%" style:font-name="Times New Roman" fo:font-size="48pt" fo:letter-spacing="normal" fo:font-style="normal" style:text-underline-style="none" fo:font-weight="normal" style:font-name-asian="Times New Roman" style:font-size-asian="48pt" style:font-style-asian="normal" style:font-weight-asian="normal" style:font-name-complex="Times New Roman" style:font-size-complex="4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48pt" fo:letter-spacing="normal" fo:font-style="italic" style:text-underline-style="none" fo:font-weight="normal" style:font-name-asian="Times New Roman" style:font-size-asian="48pt" style:font-style-asian="italic" style:font-weight-asian="normal" style:font-name-complex="Times New Roman" style:font-size-complex="48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40pt" fo:letter-spacing="normal" fo:font-style="italic" style:text-underline-style="none" fo:font-weight="normal" style:font-name-asian="Times New Roman" style:font-size-asian="40pt" style:font-style-asian="italic" style:font-weight-asian="normal" style:font-name-complex="Times New Roman" style:font-size-complex="40pt" style:font-style-complex="italic" style:font-weight-complex="normal"/>
    </style:style>
    <style:style style:name="T8"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L1">
      <text:list-level-style-bullet text:level="1" text:bullet-char="●">
        <style:list-level-properties text:space-before="-0.07cm" text:min-label-width="1.34cm"/>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custom-shape draw:name="Google Shape;89;p1" draw:style-name="gr1" draw:text-style-name="P2" draw:layer="layout" svg:width="29.69cm" svg:height="25.75cm" svg:x="3.21cm" svg:y="18.037cm">
          <text:list text:style-name="L1">
            <text:list-item>
              <text:p text:style-name="P1"><text:span text:style-name="T1">Astrophysics, Biology and many other fields are experiencing “The Explosion of Big Data”. </text:span></text:p>
            </text:list-item>
            <text:list-item>
              <text:p text:style-name="P1"><text:span text:style-name="T1">The “Big Data” problem alludes to the fact that the growth in the size of data is outpacing the <text:s/>improvements in computer hardware.</text:span></text:p>
            </text:list-item>
            <text:list-item>
              <text:p text:style-name="P1"><text:span text:style-name="T1">Biological Genomic data in the GenBank is doubling every four months. The Large Synoptic Survey Telescope (LSST) will produce 15 TeraBytes of data every night.</text:span></text:p>
            </text:list-item>
            <text:list-item>
              <text:p text:style-name="P1"><text:span text:style-name="T1">Computers double in speed only (!) every eighteen months, and this rate is slow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 draw:style-name="gr2" draw:text-style-name="P2" draw:layer="layout" svg:width="96.012cm" svg:height="7.874cm" svg:x="3.21cm" svg:y="2.576cm">
          <text:p text:style-name="P3"><text:span text:style-name="T2">Clustered Hierarchical Entropy-Scaling Search of Astronomical and Biological Data</text:span></text:p>
          <text:p text:style-name="P3"><text:span text:style-name="T3">Najib Ishaq, Data Science</text:span></text:p>
          <text:p text:style-name="P3"><text:span text:style-name="T4">Noah M. Daniels , Computer Science and 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 draw:style-name="gr2" draw:text-style-name="P2" draw:layer="layout" svg:width="29.69cm" svg:height="6.346cm" svg:x="35.955cm" svg:y="13.693cm">
          <text:p text:style-name="P3"><text:span text:style-name="T4">The Problem of Searching</text:span></text:p>
          <text:p text:style-name="P4"><text:span text:style-name="T4"/></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 draw:style-name="gr2" draw:text-style-name="P2" draw:layer="layout" svg:width="29.69cm" svg:height="2.286cm" svg:x="3.21cm" svg:y="13.673cm">
          <text:p text:style-name="P6"><text:span text:style-name="T4">The Explosion of Big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 draw:style-name="gr2" draw:text-style-name="P2" draw:layer="layout" svg:width="29.69cm" svg:height="4.95cm" svg:x="69.532cm" svg:y="13.673cm">
          <text:p text:style-name="P3"><text:span text:style-name="T4">How we Tackle Searching</text:span></text:p>
          <text:p text:style-name="P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 draw:style-name="gr1" draw:text-style-name="P2" draw:layer="layout" svg:width="29.69cm" svg:height="3.333cm" svg:x="3.211cm" svg:y="46.962cm">
          <text:p text:style-name="P6"><text:span text:style-name="T4">How long Should our Search t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 draw:style-name="gr1" draw:text-style-name="P2" draw:layer="layout" svg:width="29.69cm" svg:height="25.75cm" svg:x="35.955cm" svg:y="17.825cm">
          <text:list text:style-name="L1">
            <text:list-item>
              <text:p text:style-name="P1"><text:span text:style-name="T1">How do we tackle such growing volumes of data? How will our researchers know what to look at for further study? Will our researchers even know </text:span><text:span text:style-name="T7">how</text:span><text:span text:style-name="T1"> to look?</text:span></text:p>
            </text:list-item>
            <text:list-item>
              <text:p text:style-name="P1"><text:span text:style-name="T1">We tackle rho-nearest neighbors search, a variation on the classic k-nearest neighbors search.</text:span></text:p>
            </text:list-item>
            <text:list-item>
              <text:p text:style-name="P1"><text:span text:style-name="T1">Specifically, what elements in our data are within a small neighborhood of some known example?</text:span></text:p>
            </text:list-item>
            <text:list-item>
              <text:p text:style-name="P1"><text:span text:style-name="T1">What stars in the Milky Way are most simialr to new stars we see in other galaxies? What known bacteria are most closely related to some new bacteria we find in the fiel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 draw:style-name="gr1" draw:text-style-name="P2" draw:layer="layout" svg:width="29.69cm" svg:height="25.75cm" svg:x="69.532cm" svg:y="18.037cm">
          <text:list text:style-name="L1">
            <text:list-item>
              <text:p text:style-name="P1"><text:span text:style-name="T1">At a high level, our algorithm is simple and intuitive. We take our data and split it into two clusters and assign all points to the cluster center they are closer to. We then repeat this process with each cluster. We keep going for some arbitrary number of steps.</text:span></text:p>
            </text:list-item>
            <text:list-item>
              <text:p text:style-name="P1"><text:span text:style-name="T1">To search through this data, we simply follow the divisions into the closest clusters until we reach the base level. We then search through all the points in the closest few clusters. and come back with those within a user-specified neighborhood of the search quer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 draw:style-name="gr1" draw:text-style-name="P2" draw:layer="layout" svg:width="29.69cm" svg:height="25.75cm" svg:x="3.211cm" svg:y="50.72cm">
          <text:list text:style-name="L1">
            <text:list-item>
              <text:p text:style-name="P1"><text:span text:style-name="T1"/></text:p>
            </text:list-item>
            <text:list-item>
              <text:p text:style-name="P1"><text:span text:style-name="T1">CHESS is an </text:span><text:span text:style-name="T7">algorithmic</text:span><text:span text:style-name="T1"> improvement over the state-of-the-art FALCONN tool. We demonstrate 6.4x and 3.97x speedups in search on the APOGEE (astrophysics) and GreenGenes (biology) data se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1" draw:style-name="gr1" draw:text-style-name="P2" draw:layer="layout" svg:width="29.69cm" svg:height="25.75cm" svg:x="35.955cm" svg:y="50.72cm">
          <text:p text:style-name="P6"><text:span text:style-name="T1">write, wrt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 draw:style-name="gr1" draw:text-style-name="P2" draw:layer="layout" svg:width="29.69cm" svg:height="25.75cm" svg:x="69.533cm" svg:y="50.72cm">
          <text:p text:style-name="P6"><text:span text:style-name="T1">write, wrt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 draw:style-name="gr1" draw:text-style-name="P2" draw:layer="layout" svg:width="29.69cm" svg:height="3.333cm" svg:x="35.955cm" svg:y="46.962cm">
          <text:p text:style-name="P6"><text:span text:style-name="T4">How long Does our Search t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 draw:style-name="gr1" draw:text-style-name="P2" draw:layer="layout" svg:width="29.69cm" svg:height="3.333cm" svg:x="69.533cm" svg:y="46.962cm">
          <text:p text:style-name="P6"><text:span text:style-name="T4">Future Work and Exten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p1:notes" draw:style-name="gr3" draw:layer="layout" svg:width="10.715cm" svg:height="8.572cm" svg:x="4.167cm" svg:y="3.175cm" draw:page-number="1" presentation:class="page"/>
          <draw:frame draw:name="Google Shape;86;p1:notes" presentation:style-name="pr1" draw:text-style-name="P8" draw:layer="layout" svg:width="15.239cm" svg:height="10cm" svg:x="1.905cm" svg:y="12.224cm" presentation:class="notes" presentation:placeholder="true" presentation:user-transformed="true">
            <draw:text-box/>
          </draw:frame>
          <draw:frame draw:name="Google Shape;87;p1:notes" presentation:style-name="pr2" draw:text-style-name="P10" draw:layer="layout" svg:width="8.254cm" svg:height="1.273cm" svg:x="10.791cm" svg:y="24.126cm" presentation:class="page-number" presentation:user-transformed="true">
            <draw:text-box>
              <text:p text:style-name="P9"><text:span text:style-name="T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Calibri" svg:font-family="Calibri"/>
    <style:font-face style:name="Times New Roman" svg:font-family="'Times New Roman'"/>
    <style:font-face style:name="Arial2" svg:font-family="Arial" style:font-pitch="variable"/>
    <style:font-face style:name="Calibri1" svg:font-family="Calibri"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Linux Libertine G" svg:font-family="'Linux Libertine G'" style:font-pitch="variable"/>
    <style:font-face style:name="Times New Roman1" svg:font-family="'Times New Roman'"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nux Libertine G1" svg:font-family="'Linux Libertine G'"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01.6cm" fo:page-height="81.2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47.142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48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4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 fo:font-size="48pt" fo:letter-spacing="normal" fo:font-style="normal" style:text-underline-style="none" fo:font-weight="normal" style:font-name-asian="Calibri" style:font-size-asian="48pt" style:font-style-asian="normal" style:font-weight-asian="normal" style:font-name-complex="Calibri"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Google Shape;16;p3" presentation:style-name="Mpr1" draw:text-style-name="MP5" draw:layer="backgroundobjects" svg:width="22.859cm" svg:height="4.325cm" svg:x="6.985cm" svg:y="75.336cm" presentation:class="date-time" presentation:user-transformed="true">
        <draw:text-box>
          <text:p/>
        </draw:text-box>
      </draw:frame>
      <draw:frame draw:name="Google Shape;17;p3" presentation:style-name="Mpr1" draw:text-style-name="MP5" draw:layer="backgroundobjects" svg:width="34.289cm" svg:height="4.325cm" svg:x="33.655cm" svg:y="75.336cm" presentation:class="footer" presentation:user-transformed="true">
        <draw:text-box>
          <text:p/>
        </draw:text-box>
      </draw:frame>
      <draw:frame draw:name="Google Shape;18;p3" presentation:style-name="Mpr1" draw:text-style-name="MP5" draw:layer="backgroundobjects" svg:width="22.859cm" svg:height="4.325cm" svg:x="71.755cm" svg:y="75.336cm" presentation:class="page-number" presentation:user-transformed="true">
        <draw:text-box>
          <text:p text:style-name="MP6"><text:span text:style-name="MT2"><text:page-number>&lt;number&gt;</text:page-number></text:span></text:p>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19-04-06T22:53:21</meta:creation-date>
    <meta:initial-creator>Iqra Ishaq</meta:initial-creator>
    <meta:generator>LibreOffice/6.3.1.2$Linux_X86_64 LibreOffice_project/522b3d05dbc14df140b4b4e8cb5fa288e6bf2465</meta:generator>
    <dc:date>2019-09-24T23:01:13.244242284</dc:date>
    <meta:editing-duration>PT7M17S</meta:editing-duration>
    <meta:editing-cycles>2</meta:editing-cycles>
    <meta:document-statistic meta:object-count="35"/>
  </office:meta>
</office:document-meta>
</file>